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en considering whether to remove an outlier, you’ll need to evaluate if it appropriately reflects your target population, subject-area, </text:p>
      <text:p text:style-name="Standard">research question, and research methodology. Did anything unusual happen while measuring these observations, such as power failures, </text:p>
      <text:p text:style-name="Standard">abnormal experimental conditions, or anything else out of the norm? Is there anything substantially different about an observation, whether it’s a person, item,</text:p>
      <text:p text:style-name="Standard"><text:s/>or transaction? Did measurement or data entry errors occur?</text:p>
      <text:p text:style-name="Standard"/>
      <text:p text:style-name="Standard">If the outlier in question is:</text:p>
      <text:p text:style-name="Standard"/>
      <text:p text:style-name="Standard">- A measurement error or data entry error, correct the error if possible. </text:p>
      <text:p text:style-name="Standard">- If you can’t fix it, remove that observation because you know it’s incorrect.</text:p>
      <text:p text:style-name="Standard">- Not a part of the population you are studying (i.e., unusual properties or conditions), </text:p>
      <text:p text:style-name="Standard"><text:s text:c="4"/>you can legitimately remove the outlier.</text:p>
      <text:p text:style-name="Standard">- A natural part of the population you are studying, you should not remove it.</text:p>
      <text:p text:style-name="Standard"/>
      <text:p text:style-name="Standard">When you decide to remove outliers, document the excluded data points and explain your reasoning. </text:p>
      <text:p text:style-name="Standard">You must be able to attribute a specific cause for removing outliers. Another approach is to perform the analysis with and without these observations and discuss the differences. Comparing results in this manner is particularly useful when you’re unsure about removing an outlier and when there is substantial disagreement within a group over this ques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4:44:08.113000000</dc:date>
    <meta:editing-duration>PT43S</meta:editing-duration>
    <meta:editing-cycles>1</meta:editing-cycles>
    <meta:document-statistic meta:table-count="0" meta:image-count="0" meta:object-count="0" meta:page-count="1" meta:paragraph-count="12" meta:word-count="207" meta:character-count="1340" meta:non-whitespace-character-count="1135"/>
    <meta:generator>LibreOffice/7.2.4.1$Windows_X86_64 LibreOffice_project/27d75539669ac387bb498e35313b970b7fe9c4f9</meta:generator>
  </office:meta>
</office:document-meta>
</file>